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top="0in" fo:margin-bottom="0in" loext:contextual-spacing="true" fo:line-height="100%" style:register-true="false" fo:background-color="transparent" style:shadow="none">
        <style:tab-stops/>
      </style:paragraph-properties>
      <style:text-properties officeooo:rsid="00141343" officeooo:paragraph-rsid="00141343"/>
    </style:style>
    <style:style style:name="P2" style:family="paragraph" style:parent-style-name="Standard">
      <loext:graphic-properties draw:fill="none"/>
      <style:paragraph-properties fo:margin-top="0in" fo:margin-bottom="0in" loext:contextual-spacing="true" fo:line-height="100%" style:register-true="false" fo:background-color="transparent" style:shadow="none">
        <style:tab-stops/>
      </style:paragraph-properties>
      <style:text-properties officeooo:rsid="0011d513" officeooo:paragraph-rsid="0011d513"/>
    </style:style>
    <style:style style:name="P3" style:family="paragraph" style:parent-style-name="Standard" style:master-page-name="">
      <loext:graphic-properties draw:fill="none"/>
      <style:paragraph-properties fo:margin-top="0in" fo:margin-bottom="0in" loext:contextual-spacing="true" fo:line-height="100%" style:register-true="false" style:page-number="auto" fo:background-color="transparent" style:shadow="none">
        <style:tab-stops/>
      </style:paragraph-properties>
      <style:text-properties officeooo:rsid="0010971f" officeooo:paragraph-rsid="0010971f"/>
    </style:style>
    <style:style style:name="P4" style:family="paragraph" style:parent-style-name="Standard">
      <loext:graphic-properties draw:fill="none"/>
      <style:paragraph-properties fo:margin-top="0in" fo:margin-bottom="0in" loext:contextual-spacing="true" fo:line-height="100%" style:register-true="false" fo:background-color="transparent" style:shadow="none">
        <style:tab-stops/>
      </style:paragraph-properties>
      <style:text-properties officeooo:rsid="0013f199" officeooo:paragraph-rsid="0013f199"/>
    </style:style>
    <style:style style:name="P5" style:family="paragraph" style:parent-style-name="Standard">
      <loext:graphic-properties draw:fill="none"/>
      <style:paragraph-properties fo:margin-top="0in" fo:margin-bottom="0in" loext:contextual-spacing="true" fo:line-height="100%" style:register-true="false" fo:background-color="transparent" style:shadow="none">
        <style:tab-stops/>
      </style:paragraph-properties>
      <style:text-properties officeooo:rsid="00164e5f" officeooo:paragraph-rsid="00164e5f"/>
    </style:style>
    <style:style style:name="P6" style:family="paragraph" style:parent-style-name="Standard">
      <loext:graphic-properties draw:fill="none"/>
      <style:paragraph-properties fo:margin-top="0in" fo:margin-bottom="0in" loext:contextual-spacing="true" fo:line-height="100%" style:register-true="false" fo:background-color="transparent" style:shadow="none">
        <style:tab-stops/>
      </style:paragraph-properties>
      <style:text-properties officeooo:rsid="00164e5f" officeooo:paragraph-rsid="00170065"/>
    </style:style>
    <style:style style:name="T1" style:family="text">
      <style:text-properties officeooo:rsid="0014c1ce"/>
    </style:style>
    <style:style style:name="T2" style:family="text">
      <style:text-properties officeooo:rsid="00164e5f"/>
    </style:style>
    <style:style style:name="T3" style:family="text">
      <style:text-properties officeooo:rsid="0010971f"/>
    </style:style>
    <style:style style:name="T4" style:family="text">
      <style:text-properties officeooo:rsid="00170065"/>
    </style:style>
    <style:style style:name="T5" style:family="text">
      <style:text-properties officeooo:rsid="001744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6 files, aisles, department, products, orders, order_products_t<text:span text:style-name="T2">est,</text:span> order_products_prior</text:p>
      <text:p text:style-name="P1">-preproccess orders <text:span text:style-name="T1">to add a value to days_since_prior_order for first orders, change days_since_prior_order and order_hour_of_day to have ranges instead of specific times/amounts</text:span></text:p>
      <text:p text:style-name="P2">-Check through products and compile list of beef jerky product IDs from aisle 23</text:p>
      <text:p text:style-name="P2">-Check through products and compile list of trail mix product IDs from aisle 117 &amp;125</text:p>
      <text:p text:style-name="P2">-Check through products and compile list of protein bar product IDs</text:p>
      <text:p text:style-name="P4">-Find the orders tha<text:span text:style-name="T1">t</text:span> contain <text:span text:style-name="T1">at least</text:span> on<text:span text:style-name="T1">e</text:span> of these <text:span text:style-name="T1">items</text:span></text:p>
      <text:p text:style-name="P5">-Create separate predictors for those who’ve purchased before and those who haven’t</text:p>
      <text:p text:style-name="P5">-training will be done on <text:span text:style-name="T3">order_products_prior, </text:span>all purchases of all users prior to their most recent purchase</text:p>
      <text:p text:style-name="P5">-Testing will be done on order<text:span text:style-name="T3">_products_t</text:span>est, the most recent purchases of all users.</text:p>
      <text:p text:style-name="P6">-<text:span text:style-name="T4">Turn <text:s/>order_products_prior and <text:s/>order_products_test into Dictionaries of sets, with the keys being order IDs and values being all product IDs in that order</text:span></text:p>
      <text:p text:style-name="P5">-for training and testing purposes, orders will be split to create a new dataset of prior purchases that references the <text:span text:style-name="T3">order_products_prior</text:span> dataset, and determines if a user has purchased one of the food types before. The testing data will be put into a different set, with their updated fields and 3 additional attributes determining if the user has purchased jerky, trail mix, or protein bars before. This set will not have access to <text:s/><text:span text:style-name="T3">order_products_</text:span>test except to check if the prediction is correct</text:p>
      <text:p text:style-name="P5">-<text:span text:style-name="T5">For users who have bought items, create three sets to check with Apriori of all purchases before first instance of that item, and another 3 for all purchases of those users before a purchase of these items. These are to make a predictor for first purchase and those who have purchased before. These will be checked against the Apriori of those who haven’t purchased a chosen item before, and the last purchase of someone who has purchased an item, respectively.</text:span></text:p>
      <text:p text:style-name="P5">-<text:span text:style-name="T5">Apriori checks will be done along with checks of day of the week, hour of the day, and days since last purcha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7:38:06.628022796</meta:creation-date>
    <meta:editing-duration>PT7M42S</meta:editing-duration>
    <meta:editing-cycles>3</meta:editing-cycles>
    <meta:generator>LibreOffice/6.0.6.2$Linux_X86_64 LibreOffice_project/00m0$Build-2</meta:generator>
    <dc:date>2018-10-29T12:08:35.098512749</dc:date>
    <meta:document-statistic meta:table-count="0" meta:image-count="0" meta:object-count="0" meta:page-count="1" meta:paragraph-count="13" meta:word-count="330" meta:character-count="2067" meta:non-whitespace-character-count="1747"/>
  </office:meta>
</office:document-meta>
</file>